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pacitively coupled earth loss mode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float" office:value="3000000" calcext:value-type="float">
            <text:p>3.00E+06</text:p>
          </table:table-cell>
        </table:table-row>
        <table:table-row table:style-name="ro1">
          <table:table-cell office:value-type="string" calcext:value-type="string">
            <text:p>jw</text:p>
          </table:table-cell>
          <table:table-cell table:formula="of:=COMPLEX(0;2*PI()*[.B3])" office:value-type="string" office:string-value="18849555.9215388i" calcext:value-type="string">
            <text:p>18849555.9215388i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ductivity</text:p>
          </table:table-cell>
          <table:table-cell table:style-name="ce1" office:value-type="float" office:value="0.005" calcext:value-type="float">
            <text:p>5.00E-03</text:p>
          </table:table-cell>
        </table:table-row>
        <table:table-row table:style-name="ro1">
          <table:table-cell office:value-type="string" calcext:value-type="string">
            <text:p>earth path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arth CSA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Eps 0</text:p>
          </table:table-cell>
          <table:table-cell table:style-name="ce1" office:value-type="float" office:value="0.000000000008854" calcext:value-type="float">
            <text:p>8.85E-12</text:p>
          </table:table-cell>
        </table:table-row>
        <table:table-row table:style-name="ro1">
          <table:table-cell office:value-type="string" calcext:value-type="string">
            <text:p>Eps 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rth res</text:p>
          </table:table-cell>
          <table:table-cell table:formula="of:=[.B7]/[.B8]/[.B6]"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earth cap</text:p>
          </table:table-cell>
          <table:table-cell table:formula="of:=[.B9]*[.B10]*[.B8]/[.B7]" office:value-type="float" office:value="0.000000000000737833333333333" calcext:value-type="float">
            <text:p>7.37833333333333E-13</text:p>
          </table:table-cell>
        </table:table-row>
        <table:table-row table:style-name="ro1">
          <table:table-cell office:value-type="string" calcext:value-type="string">
            <text:p>earth X</text:p>
          </table:table-cell>
          <table:table-cell table:formula="of:=IMDIV(1/[.B12];[.B4])" office:value-type="string" office:string-value="-71901.9395039057i" calcext:value-type="string">
            <text:p>-71901.9395039057i</text:p>
          </table:table-cell>
        </table:table-row>
        <table:table-row table:style-name="ro1">
          <table:table-cell office:value-type="string" calcext:value-type="string">
            <text:p>earth Z</text:p>
          </table:table-cell>
          <table:table-cell table:formula="of:=IMDIV(1;IMSUM(1/[.B11];IMDIV(1;[.B13])))" office:value-type="string" office:string-value="2397.32903057084-80.0199509647101i" calcext:value-type="string">
            <text:p>2397.32903057084-80.0199509647101i</text:p>
          </table:table-cell>
        </table:table-row>
        <table:table-row table:style-name="ro1">
          <table:table-cell office:value-type="string" calcext:value-type="string">
            <text:p>link height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element radius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link leng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nk cap each</text:p>
          </table:table-cell>
          <table:table-cell table:formula="of:=2*PI()*[.B9]*[.B17]/ACOSH([.B15]/[.B16])" office:value-type="float" office:value="0.0000000000269605133824335" calcext:value-type="float">
            <text:p>2.69605133824335E-11</text:p>
          </table:table-cell>
        </table:table-row>
        <table:table-row table:style-name="ro1">
          <table:table-cell office:value-type="string" calcext:value-type="string">
            <text:p>Link X tot</text:p>
          </table:table-cell>
          <table:table-cell table:formula="of:=IMDIV(2/[.B19];[.B4])" office:value-type="string" office:string-value="-3935.50723198505i" calcext:value-type="string">
            <text:p>-3935.50723198505i</text:p>
          </table:table-cell>
        </table:table-row>
        <table:table-row table:style-name="ro1">
          <table:table-cell office:value-type="string" calcext:value-type="string">
            <text:p>total earth Z</text:p>
          </table:table-cell>
          <table:table-cell table:formula="of:=IMSUM([.B20];[.B14])" office:value-type="string" office:string-value="2397.32903057084-4015.52718294976i" calcext:value-type="string">
            <text:p>2397.32903057084-4015.52718294976i</text:p>
          </table:table-cell>
        </table:table-row>
        <table:table-row table:style-name="ro1">
          <table:table-cell office:value-type="string" calcext:value-type="string">
            <text:p>Tuning C</text:p>
          </table:table-cell>
          <table:table-cell table:style-name="ce1" office:value-type="float" office:value="0.0000000003" calcext:value-type="float">
            <text:p>3.00E-10</text:p>
          </table:table-cell>
        </table:table-row>
        <table:table-row table:style-name="ro1">
          <table:table-cell office:value-type="string" calcext:value-type="string">
            <text:p>Loop X</text:p>
          </table:table-cell>
          <table:table-cell table:formula="of:=IMDIV(1/[.B22];[.B4])" office:value-type="string" office:string-value="-176.838825657661i" calcext:value-type="string">
            <text:p>-176.838825657661i</text:p>
          </table:table-cell>
        </table:table-row>
        <table:table-row table:style-name="ro1">
          <table:table-cell office:value-type="string" calcext:value-type="string">
            <text:p>Bottom X ind</text:p>
          </table:table-cell>
          <table:table-cell table:formula="of:=IMPRODUCT(4/(4+4+5+5);[.B23])" office:value-type="string" office:string-value="-39.2975168128135i" calcext:value-type="string">
            <text:p>-39.2975168128135i</text:p>
          </table:table-cell>
        </table:table-row>
        <table:table-row table:style-name="ro1">
          <table:table-cell office:value-type="string" calcext:value-type="string">
            <text:p>Bottom X tot</text:p>
          </table:table-cell>
          <table:table-cell table:formula="of:=IMDIV(1;IMSUM(IMDIV(1;[.B24]);IMDIV(1;[.B21])))" office:value-type="string" office:string-value="0.166849244642077-39.0153092269194i" calcext:value-type="string">
            <text:p>0.166849244642077-39.0153092269194i</text:p>
          </table:table-cell>
        </table:table-row>
        <table:table-row table:style-name="ro1">
          <table:table-cell office:value-type="string" calcext:value-type="string">
            <text:p>R at resonance</text:p>
          </table:table-cell>
          <table:table-cell table:formula="of:=IMREAL([.B25])" office:value-type="float" office:value="0.166849244642077" calcext:value-type="float">
            <text:p>0.16684924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2">00/00/0000</text:date>, <text:time style:data-style-name="N2" text:time-value="22:40:41.189407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22:37:35.671411686</meta:creation-date>
    <dc:date>2019-09-22T22:42:31.078515170</dc:date>
    <meta:editing-duration>PT3M26S</meta:editing-duration>
    <meta:editing-cycles>2</meta:editing-cycles>
    <meta:generator>LibreOffice/5.1.6.2$Linux_x86 LibreOffice_project/10m0$Build-2</meta:generator>
    <meta:document-statistic meta:table-count="1" meta:cell-count="45" meta:object-count="0"/>
  </office:meta>
</office:document-meta>
</file>